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color="#009900" style:font-name="Liberation Sans" style:font-name-asian="Droid Sans Fallback" style:font-name-complex="FreeSans"/>
    </style:style>
    <style:style style:name="ce5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Check: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Dynamic screen siz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o something of space vaca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age loading late – check reducing it's siz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do apt-get install cma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freeglut3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mesa-common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xorg-dev libglu1-mesa-dev</text:p>
          </table:table-cell>
          <table:table-cell table:number-columns-repeated="5"/>
          <table:table-cell table:style-name="ce1" office:value-type="string" calcext:value-type="string">
            <text:p>To Do: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Try running in GCL system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cc -o cube cube.c -lglut -lGLU -lGL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Me-todo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heck – import only required files</text:p>
          </table:table-cell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magic_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magic_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Background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es &amp; temple &amp; stone daalo</text:p>
          </table:table-cell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office:display="true" draw:style-name="gr1" draw:text-style-name="P2" svg:width="6.587cm" svg:height="0.596cm" svg:x="14.312cm" svg:y="0.492cm" draw:caption-point-x="-9.669cm" draw:caption-point-y="4.033cm">
              <dc:date>2014-10-19T00:00:00</dc:date>
              <text:p text:style-name="P1"><text:span text:style-name="T1">Can be two ways – see which is feasible</text:span></text:p>
            </office:annotation>
            <text:p>Separate space for detai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  <table:table-cell office:value-type="string" calcext:value-type="string">
            <text:p>* collision detection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* To decide – whether to have random items or a specific sequenc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<text:span text:style-name="T2">Applying</text:span> timers </text:p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7"/>
          <table:table-cell office:value-type="string" calcext:value-type="string">
            <text:p>--- attack done when right click the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5"/>
          <table:table-cell office:value-type="string" calcext:value-type="string">
            <text:p>* g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n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2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3"/>
          <table:table-cell office:value-type="string" calcext:value-type="string">
            <text:p>Team – Angles, Demo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23:55:09.385973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0T03:06:59.597059628</dc:date>
    <meta:editing-duration>PT5H31M12S</meta:editing-duration>
    <meta:editing-cycles>69</meta:editing-cycles>
    <meta:generator>LibreOffice/4.2.6.3$Linux_X86_64 LibreOffice_project/420m0$Build-3</meta:generator>
    <meta:document-statistic meta:table-count="3" meta:cell-count="141" meta:object-count="0"/>
  </office:meta>
</office:document-meta>
</file>